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 fo:color="#000000"/>
    </style:style>
    <style:style style:name="P2" style:family="paragraph" style:parent-style-name="Standard">
      <style:paragraph-properties fo:text-align="center"/>
      <style:text-properties style:font-name="Times New Roman" fo:font-size="16.0pt" fo:color="#000000"/>
    </style:style>
    <style:style style:name="P3" style:family="paragraph" style:parent-style-name="Standard">
      <style:paragraph-properties fo:text-align="center"/>
      <style:text-properties style:font-name="Times New Roman" fo:font-size="14.0pt" fo:color="#000000"/>
    </style:style>
    <style:style style:name="P4" style:family="paragraph" style:parent-style-name="Standard">
      <style:text-properties style:font-name="Times New Roman" fo:font-size="9.0pt" fo:color="#000000"/>
    </style:style>
    <style:style style:name="P5" style:family="paragraph" style:parent-style-name="Standard">
      <style:text-properties style:font-name="Times New Roman" fo:font-size="12.0pt" fo:color="#000000"/>
    </style:style>
    <style:style style:name="P6" style:family="paragraph" style:parent-style-name="Standard">
      <style:paragraph-properties fo:text-align="center"/>
      <style:text-properties style:font-name="Courier New" fo:font-size="11.0pt" fo:color="#000000"/>
    </style:style>
    <style:style style:name="P7" style:family="paragraph" style:parent-style-name="Standard">
      <style:text-properties style:font-name="Times New Roman" fo:font-size="13.0pt" fo:color="#000000"/>
    </style:style>
    <style:style style:name="P8" style:family="paragraph" style:parent-style-name="Standard">
      <style:text-properties style:font-name="Times" fo:font-size="12.0pt" fo:color="#000000"/>
    </style:style>
    <style:style style:name="P9" style:family="paragraph" style:parent-style-name="Standard">
      <style:paragraph-properties fo:margin-left="0.5000in"/>
      <style:text-properties style:font-name="Times New Roman" fo:font-size="11.0pt" fo:color="#000000"/>
    </style:style>
    <style:style style:name="P10" style:family="paragraph" style:parent-style-name="Standard">
      <style:paragraph-properties fo:margin-left="0.5000in"/>
      <style:text-properties style:font-name="Times" fo:font-size="12.0pt" fo:color="#000000"/>
    </style:style>
    <style:style style:name="P11" style:family="paragraph" style:parent-style-name="Standard">
      <style:text-properties style:font-name="Courier New" fo:font-size="10.0pt" fo:color="#000000"/>
    </style:style>
    <style:style style:name="P1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</style:tab-stops>
      </style:paragraph-properties>
      <style:text-properties style:font-name="Times New Roman" fo:font-size="11.0pt" fo:color="#00000a"/>
    </style:style>
    <style:style style:name="P1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 fo:color="#00000a"/>
    </style:style>
    <style:style style:name="P1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5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a"/>
    </style:style>
    <style:style style:name="P16" style:family="paragraph" style:parent-style-name="Standard">
      <style:paragraph-properties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 New Roman" fo:font-size="11.0pt" fo:color="#00000a"/>
    </style:style>
    <style:style style:name="P17" style:family="paragraph" style:parent-style-name="Standard">
      <style:paragraph-properties>
        <style:tab-stops>
          <style:tab-stop style:position="0.5000in"/>
          <style:tab-stop style:position="1.0000in"/>
        </style:tab-stops>
      </style:paragraph-properties>
      <style:text-properties style:font-name="Times New Roman" fo:font-size="14.0pt"/>
    </style:style>
    <style:style style:name="P18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5000in"/>
          <style:tab-stop style:position="2.0000in"/>
        </style:tab-stops>
      </style:paragraph-properties>
      <style:text-properties style:font-name="Times New Roman" fo:font-size="11.0pt" fo:color="#00000a"/>
    </style:style>
    <style:style style:name="P19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  <style:tab-stop style:position="2.0000in"/>
        </style:tab-stops>
      </style:paragraph-properties>
      <style:text-properties style:font-name="Times New Roman" fo:font-size="11.0pt" fo:color="#00000a"/>
    </style:style>
    <style:style style:name="P20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5000in"/>
          <style:tab-stop style:position="2.0000in"/>
          <style:tab-stop style:position="2.5000in"/>
        </style:tab-stops>
      </style:paragraph-properties>
      <style:text-properties style:font-name="Times New Roman" fo:font-size="11.0pt" fo:color="#00000a"/>
    </style:style>
    <style:style style:name="P2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a"/>
    </style:style>
    <style:style style:name="P2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</style:tab-stops>
      </style:paragraph-properties>
      <style:text-properties style:font-name="Times New Roman" fo:font-size="11.0pt" fo:color="#00000a"/>
    </style:style>
    <style:style style:name="P23" style:family="paragraph" style:parent-style-name="Standard">
      <style:text-properties style:font-name="Courier New" fo:font-size="10.0pt" fo:color="#00000a"/>
    </style:style>
    <style:style style:name="P24" style:family="paragraph" style:parent-style-name="Standard">
      <style:paragraph-properties fo:line-height="50%"/>
      <style:text-properties style:font-name="Times New Roman" fo:font-size="10.0pt" fo:color="#000000"/>
    </style:style>
    <style:style style:name="P25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3333in"/>
        </style:tab-stops>
      </style:paragraph-properties>
      <style:text-properties style:font-name="Times New Roman" fo:font-size="11.0pt" fo:color="#000000"/>
    </style:style>
    <style:style style:name="P26" style:family="paragraph" style:parent-style-name="Standard">
      <style:text-properties style:font-name="Courier New" fo:font-size="11.0pt" fo:color="#000000"/>
    </style:style>
    <style:style style:name="P27" style:family="paragraph" style:parent-style-name="Standard">
      <style:paragraph-properties fo:margin-left="0.5000in"/>
      <style:text-properties style:font-name="Times New Roman" fo:font-size="10.0pt" fo:color="#000000"/>
    </style:style>
    <style:style style:name="P28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0"/>
    </style:style>
    <style:style style:name="P29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/>
    </style:style>
    <style:style style:name="P30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0"/>
    </style:style>
    <style:style style:name="P31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/>
    </style:style>
    <style:style style:name="P32" style:family="paragraph" style:parent-style-name="Standard">
      <style:text-properties style:font-name="Times New Roman" fo:font-size="11.0pt" fo:color="#000000"/>
    </style:style>
    <style:style style:name="P33" style:family="paragraph" style:parent-style-name="Standard">
      <style:paragraph-properties fo:line-height="50%"/>
      <style:text-properties style:font-name="Courier New" fo:font-size="10.0pt" fo:color="#000000"/>
    </style:style>
    <style:style style:name="P34" style:family="paragraph" style:parent-style-name="Standard">
      <style:paragraph-properties fo:margin-left="0.5000in" fo:text-indent="0.5000in" fo:line-height="50%"/>
      <style:text-properties style:font-name="Times New Roman" fo:font-size="10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fo:font-size="9.0pt" fo:font-size-asian="9.0pt" fo:font-size-complex="9.0pt" fo:letter-spacing="0.0000in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  <text:list-level-style-bullet text:level="4" text:bullet-char="⁃">
        <style:list-level-properties text:space-before="1.0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</text:list-style>
    <text:list-style style:name="L4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/>
      <text:p text:style-name="P2"><text:span text:style-name="T1"><text:s text:c="6"/></text:span><text:span text:style-name="T2">Trevor Gower</text:span></text:p>
      <text:p text:style-name="P3"><text:span text:style-name="T2">Data Scientist with Financial and Economics Background</text:span></text:p>
      <text:p text:style-name="P4"><text:span text:style-name="T3"><text:tab/><text:tab/><text:tab/><text:tab/><text:tab/><text:tab/><text:tab/><text:tab/></text:span></text:p>
      <text:p text:style-name="P5"><text:span text:style-name="T3">Oakland, CA</text:span></text:p>
      <text:p text:style-name="P5"><text:span text:style-name="T2">e-mail: </text:span><text:a xlink:type="simple" xlink:href="mailto:trichmondgower@gmail.com"><text:span text:style-name="T2">trevorgowerr@gmail.com</text:span></text:a></text:p>
      <text:p text:style-name="P5"><text:span text:style-name="T2">Github: https://github.com/gowert/Portfolio</text:span></text:p>
      <text:p text:style-name="P5"><text:span text:style-name="T2">Linkedin: https://www.linkedin.com/in/trevor-gower</text:span><text:span text:style-name="T4"><text:tab/><text:tab/><text:tab/><text:tab/><text:tab/><text:s/><text:tab/><text:tab/><text:tab/><text:tab/><text:tab/><text:tab/><text:tab/><text:tab/></text:span></text:p>
      <text:p text:style-name="P6"/>
      <text:p text:style-name="P7"><text:span text:style-name="T2">Education:</text:span><text:span text:style-name="T3"><text:s/></text:span></text:p>
      <text:p text:style-name="P8"/>
      <text:p text:style-name="P9"><text:span text:style-name="T3">GalvanizeU, San Francisco</text:span></text:p>
      <text:p text:style-name="P9"><text:span text:style-name="T2">Masters of Science in Data Science</text:span></text:p>
      <text:p text:style-name="P9"><text:span text:style-name="T3">GPA: 3.73 </text:span></text:p>
      <text:p text:style-name="P9"><text:span text:style-name="T3"><text:tab/>A+’s in: Mathematics for Data Scientists, Machine Learning I, Special Topics, Industry Application</text:span></text:p>
      <text:p text:style-name="P10"/>
      <text:p text:style-name="P9"><text:span text:style-name="T3">California Polytechnic State University, San Luis Obispo, CA</text:span></text:p>
      <text:p text:style-name="P9"><text:span text:style-name="T3">Bachelor of Science with majors in Economics and Business Administration</text:span></text:p>
      <text:p text:style-name="P9"><text:span text:style-name="T3">Concentration: Finance</text:span></text:p>
      <text:p text:style-name="P11"/>
      <text:p text:style-name="P7"><text:span text:style-name="T2">Technical Skills</text:span></text:p>
      <text:p text:style-name="P12"/>
      <text:list text:style-name="L1">
        <text:list-item>
          <text:p text:style-name="P13"><text:span text:style-name="T5">Machine Learning</text:span></text:p>
          <text:list>
            <text:list-item>
              <text:p text:style-name="P14"><text:span text:style-name="T3">Neural Net. Classification of venture capital opportunities at Silicon Valley Bank based on investor participation.</text:span></text:p>
              <text:list>
                <text:list-item>
                  <text:p text:style-name="P15">Broad, sparse dataset</text:p>
                </text:list-item>
                <text:list-item>
                  <text:p text:style-name="P15">Investor Networks - classification of company based on Series A investors</text:p>
                  <text:list>
                    <text:list-item>
                      <text:p text:style-name="P16">Density-Based Scan used to identify high value investor subnetworks</text:p>
                    </text:list-item>
                  </text:list>
                </text:list-item>
                <text:list-item>
                  <text:p text:style-name="P15"><text:span text:style-name="T3">Utilized matrix decomposition for feature selection and creation of dense space</text:span></text:p>
                </text:list-item>
                <text:list-item>
                  <text:p text:style-name="P15">Implemented customized loss functions for portfolio performance</text:p>
                </text:list-item>
                <text:list-item>
                  <text:p text:style-name="P15">Portfolio performance improved by over 10% on the test set. Training accuracies averaged 80% </text:p>
                </text:list-item>
              </text:list>
            </text:list-item>
            <text:list-item>
              <text:p text:style-name="P14"><text:span text:style-name="T3">Fully regularized regression analysis of power plant output</text:span></text:p>
            </text:list-item>
            <text:list-item>
              <text:p text:style-name="P14"><text:span text:style-name="T3">Studied, developed, and applied Bayesian classifiers, random forest classifiers, SVM, and PCA.</text:span></text:p>
            </text:list-item>
          </text:list>
        </text:list-item>
      </text:list>
      <text:p text:style-name="P17"/>
      <text:list text:style-name="L1">
        <text:list-item>
          <text:p text:style-name="P13"><text:span text:style-name="T5"/><text:span text:style-name="T2">Graph Analysis</text:span></text:p>
          <text:list>
            <text:list-item>
              <text:p text:style-name="P14">Graphical analysis of venture capital investor networks with Silicon Valley Bank (in R)</text:p>
              <text:list>
                <text:list-item>
                  <text:p text:style-name="P15">Generated graph database of Investor, Company, and Deal relations from Pitchbook API</text:p>
                </text:list-item>
                <text:list-item>
                  <text:p text:style-name="P15">Utilized graph methods to locate dense sub-nets and investor relations</text:p>
                </text:list-item>
                <text:list-item>
                  <text:p text:style-name="P15">Identified meaningful relationships within the graph for business use</text:p>
                  <text:list>
                    <text:list-item>
                      <text:p text:style-name="P16">Developed function to assess a business’s or investor’s “nearness” to influential investors</text:p>
                    </text:list-item>
                  </text:list>
                </text:list-item>
                <text:list-item>
                  <text:p text:style-name="P15">Trained exponential random graph model on venture partner relations<text:tab/></text:p>
                  <text:list>
                    <text:list-item>
                      <text:p text:style-name="P16">Models the probability of edges existing, based on known structural relations</text:p>
                    </text:list-item>
                  </text:list>
                </text:list-item>
              </text:list>
            </text:list-item>
            <text:list-item>
              <text:p text:style-name="P18">Streaming data and graphs</text:p>
              <text:list>
                <text:list-item>
                  <text:p text:style-name="P19">Generated graph from Crunchbase data using Py2Neo (Python and Ne04j)</text:p>
                </text:list-item>
                <text:list-item>
                  <text:p text:style-name="P19">Used Spark Streaming to collect Twitter data relating to the graph and perform sentiment analysis</text:p>
                  <text:list>
                    <text:list-item>
                      <text:p text:style-name="P16">Sentiment polarity fed to the graph in batches</text:p>
                    </text:list-item>
                  </text:list>
                </text:list-item>
              </text:list>
            </text:list-item>
            <text:list-item>
              <text:p text:style-name="P20">Experience with path-finding problems (Djikstra’s, etc)</text:p>
            </text:list-item>
          </text:list>
        </text:list-item>
      </text:list>
      <text:p text:style-name="P12"/>
      <text:list text:style-name="L2">
        <text:list-item>
          <text:p text:style-name="P21"><text:span text:style-name="T5"/><text:span text:style-name="T2">Natural Language Processing</text:span><text:span text:style-name="T3">: </text:span></text:p>
          <text:list>
            <text:list-item>
              <text:p text:style-name="P14"><text:span text:style-name="T3">Sentiment discovery with National Labor Bureau data</text:span></text:p>
              <text:list>
                <text:list-item>
                  <text:p text:style-name="P15">Utilized <text:span text:style-name="T3">Doc2Vec feature engineering</text:span></text:p>
                </text:list-item>
                <text:list-item>
                  <text:p text:style-name="P15">Custom Markov field generator based on topic discovery</text:p>
                </text:list-item>
              </text:list>
            </text:list-item>
            <text:list-item>
              <text:p text:style-name="P18">Designed a simple custom name-entity recognition algorithm</text:p>
            </text:list-item>
          </text:list>
        </text:list-item>
      </text:list>
      <text:p text:style-name="P22"/>
      <text:list text:style-name="L3">
        <text:list-item>
          <text:p text:style-name="P21"><text:span text:style-name="T5"/><text:span text:style-name="T2">Programming Languages:</text:span><text:span text:style-name="T3"><text:s/>Python, R, <text:s/>Java. Database (SQL, Neo4J, MongoDB). <text:s/></text:span></text:p>
        </text:list-item>
        <text:list-item>
          <text:p text:style-name="P21"><text:span text:style-name="T5"/><text:span text:style-name="T2">Big Data</text:span><text:span text:style-name="T3">: Apache Spark, Hadoop.</text:span></text:p>
        </text:list-item>
        <text:list-item>
          <text:p text:style-name="P21"><text:span text:style-name="T5"/><text:span text:style-name="T2">Analysis</text:span><text:span text:style-name="T3">. Can discern the nature of the data and select appropriate mix of methods to craft a solution. Can find new ways to leverage data. </text:span></text:p>
        </text:list-item>
      </text:list>
      <text:p text:style-name="P23"/>
      <text:p text:style-name="P8"/>
      <text:p text:style-name="P7"><text:span text:style-name="T2">Work Experience: </text:span></text:p>
      <text:p text:style-name="P9"/>
      <text:p text:style-name="P9"><text:span text:style-name="T2">7/2016-1/2017 <text:s/>Silicon Valley Bank </text:span></text:p>
      <text:p text:style-name="P9"><text:span text:style-name="T6">Research &amp; Development Intern</text:span></text:p>
      <text:p text:style-name="P24"/>
      <text:list text:style-name="L4">
        <text:list-item>
          <text:list>
            <text:list-item>
              <text:p text:style-name="P25"><text:span text:style-name="T3">Applied machine learning to investor networks, including clustering, classification, and graph analysis</text:span></text:p>
            </text:list-item>
            <text:list-item>
              <text:p text:style-name="P25"><text:span text:style-name="T3">Prepared analysis of early venture capital coverage</text:span></text:p>
            </text:list-item>
            <text:list-item>
              <text:p text:style-name="P25"><text:span text:style-name="T3">Developed query-ready graph database for internal and public data</text:span></text:p>
            </text:list-item>
          </text:list>
        </text:list-item>
      </text:list>
      <text:p text:style-name="P26"/>
      <text:p text:style-name="P9"><text:span text:style-name="T2">6/2011-5/2015 <text:tab/><text:s/>MOODY'S WALL STREET ANALYTICS</text:span></text:p>
      <text:p text:style-name="P9"><text:span text:style-name="T6">Financial Data Analyst/Data Operations Specialist</text:span></text:p>
      <text:p text:style-name="P27"/>
      <text:list text:style-name="L2">
        <text:list-item>
          <text:list>
            <text:list-item>
              <text:p text:style-name="P28"><text:span text:style-name="T3">Specialist in US CMBS CREFC data and applications</text:span></text:p>
            </text:list-item>
            <text:list-item>
              <text:p text:style-name="P28"><text:span text:style-name="T3">Oversee, audit, and validate monthly and ongoing data in conjunction with waterfall and cashflow models</text:span></text:p>
              <text:list>
                <text:list-item>
                  <text:p text:style-name="P29"><text:span text:style-name="T3">Monitor and manage data from point of trustee release through to client approval</text:span></text:p>
                </text:list-item>
              </text:list>
            </text:list-item>
            <text:list-item>
              <text:p text:style-name="P28"><text:span text:style-name="T3">Developed, wrote, and implemented automation logic.</text:span></text:p>
              <text:list>
                <text:list-item>
                  <text:p text:style-name="P29"><text:span text:style-name="T3">Exceeded 70% automated approvals of monthly deals, from non-automated state</text:span></text:p>
                </text:list-item>
              </text:list>
            </text:list-item>
            <text:list-item>
              <text:p text:style-name="P28"><text:span text:style-name="T3">Development of new data applications and improvement/expansion of available data </text:span></text:p>
              <text:list>
                <text:list-item>
                  <text:p text:style-name="P30"><text:span text:style-name="T3">including universal data backfill, NOI and LTV development projects for loss projections, </text:span></text:p>
                </text:list-item>
              </text:list>
            </text:list-item>
            <text:list-item>
              <text:p text:style-name="P31"><text:span text:style-name="T3">Responsible for SQL database, including daily processes and overall quality</text:span></text:p>
              <text:list>
                <text:list-item>
                  <text:p text:style-name="P30"><text:span text:style-name="T3">Doubled overall deal coverage</text:span></text:p>
                </text:list-item>
              </text:list>
            </text:list-item>
          </text:list>
        </text:list-item>
      </text:list>
      <text:p text:style-name="P11"/>
      <text:p text:style-name="P9"><text:span text:style-name="T2">2/2009-4/2009<text:tab/>CALIFORNIA POLYTECHNIC STATE UNIVERSITY</text:span></text:p>
      <text:p text:style-name="P32"><text:span text:style-name="T2"><text:tab/><text:tab/></text:span><text:span text:style-name="T6">Research Assistant</text:span></text:p>
      <text:p text:style-name="P33"/>
      <text:list text:style-name="L4">
        <text:list-item>
          <text:list>
            <text:list-item>
              <text:p text:style-name="P28"><text:span text:style-name="T3">Found, compiled, and summarize data from multiple sources</text:span></text:p>
            </text:list-item>
            <text:list-item>
              <text:p text:style-name="P28"><text:span text:style-name="T3">Prepared and formatted for review</text:span></text:p>
            </text:list-item>
          </text:list>
        </text:list-item>
      </text:list>
      <text:p text:style-name="P27"/>
      <text:p text:style-name="P9"><text:span text:style-name="T2">6/2008 - 8/2008<text:tab/>ERNST &amp; YOUNG</text:span></text:p>
      <text:p text:style-name="P9"><text:span text:style-name="T6">Assurance and Advisory Internship</text:span></text:p>
      <text:p text:style-name="P34"><text:span text:style-name="T2"><text:tab/><text:tab/><text:tab/><text:tab/><text:s text:c="27"/></text:span></text:p>
      <text:list text:style-name="L4">
        <text:list-item>
          <text:list>
            <text:list-item>
              <text:p text:style-name="P28"><text:span text:style-name="T3">Financial Services Risk Management and Internal Audit for Charles Schwab </text:span></text:p>
            </text:list-item>
            <text:list-item>
              <text:p text:style-name="P28"><text:span text:style-name="T3">Audited website transition, trading process, and authorization </text:span></text:p>
            </text:list-item>
            <text:list-item>
              <text:p text:style-name="P28"><text:span text:style-name="T3">Participated in client meetings and process walkthroughs</text:span></text:p>
            </text:list-item>
          </text:list>
        </text:list-item>
      </text:list>
      <text:p text:style-name="P26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